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ce42" officeooo:paragraph-rsid="000ace42"/>
    </style:style>
    <style:style style:name="P2" style:family="paragraph" style:parent-style-name="Standard">
      <style:paragraph-properties fo:text-align="start" style:justify-single-word="false"/>
      <style:text-properties officeooo:rsid="000ace42" officeooo:paragraph-rsid="000ace42"/>
    </style:style>
    <style:style style:name="P3" style:family="paragraph" style:parent-style-name="Header">
      <style:text-properties officeooo:rsid="000ace42" officeooo:paragraph-rsid="000ace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unication Numérique TP1 :</text:p>
      <text:p text:style-name="P1"/>
      <text:p text:style-name="P1"/>
      <text:p text:style-name="P1"/>
      <text:p text:style-name="P2">I/ Codage et Entropie :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ce42" officeooo:paragraph-rsid="000ace4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EGOUIN Roman<text:tab/><text:tab/>CN-TP1</text:p>
        <text:p text:style-name="MP1">ANDRIEUX Liam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08:16:07.438677350</meta:creation-date>
    <dc:date>2020-02-10T08:18:57.041118457</dc:date>
    <meta:editing-duration>PT2M52S</meta:editing-duration>
    <meta:editing-cycles>1</meta:editing-cycles>
    <meta:document-statistic meta:table-count="0" meta:image-count="0" meta:object-count="0" meta:page-count="1" meta:paragraph-count="4" meta:word-count="14" meta:character-count="88" meta:non-whitespace-character-count="75"/>
    <meta:generator>LibreOffice/6.0.7.3$Linux_X86_64 LibreOffice_project/00m0$Build-3</meta:generator>
  </office:meta>
</office:document-meta>
</file>